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  <table:table-cell office:value-type="string" calcext:value-type="string">
            <text:p>Poly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143" calcext:value-type="float">
            <text:p>5143</text:p>
          </table:table-cell>
          <table:table-cell office:value-type="float" office:value="23488" calcext:value-type="float">
            <text:p>23488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261" calcext:value-type="float">
            <text:p>22261</text:p>
          </table:table-cell>
          <table:table-cell office:value-type="float" office:value="50012" calcext:value-type="float">
            <text:p>50012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795" calcext:value-type="float">
            <text:p>56795</text:p>
          </table:table-cell>
          <table:table-cell office:value-type="float" office:value="83924" calcext:value-type="float">
            <text:p>83924</text:p>
          </table:table-cell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1459" calcext:value-type="float">
            <text:p>101459</text:p>
          </table:table-cell>
          <table:table-cell office:value-type="float" office:value="117574" calcext:value-type="float">
            <text:p>117574</text:p>
          </table:table-cell>
          <table:table-cell office:value-type="float" office:value="30173" calcext:value-type="float">
            <text:p>301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715" calcext:value-type="float">
            <text:p>156715</text:p>
          </table:table-cell>
          <table:table-cell office:value-type="float" office:value="172670" calcext:value-type="float">
            <text:p>172670</text:p>
          </table:table-cell>
          <table:table-cell office:value-type="float" office:value="41572" calcext:value-type="float">
            <text:p>4157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4920" calcext:value-type="float">
            <text:p>234920</text:p>
          </table:table-cell>
          <table:table-cell office:value-type="float" office:value="219432" calcext:value-type="float">
            <text:p>219432</text:p>
          </table:table-cell>
          <table:table-cell office:value-type="float" office:value="47025" calcext:value-type="float">
            <text:p>470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61761" calcext:value-type="float">
            <text:p>361761</text:p>
          </table:table-cell>
          <table:table-cell office:value-type="float" office:value="284540" calcext:value-type="float">
            <text:p>284540</text:p>
          </table:table-cell>
          <table:table-cell office:value-type="float" office:value="43751" calcext:value-type="float">
            <text:p>437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16570" calcext:value-type="float">
            <text:p>516570</text:p>
          </table:table-cell>
          <table:table-cell office:value-type="float" office:value="349575" calcext:value-type="float">
            <text:p>349575</text:p>
          </table:table-cell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614808" calcext:value-type="float">
            <text:p>614808</text:p>
          </table:table-cell>
          <table:table-cell office:value-type="float" office:value="476585" calcext:value-type="float">
            <text:p>476585</text:p>
          </table:table-cell>
          <table:table-cell office:value-type="float" office:value="102863" calcext:value-type="float">
            <text:p>1028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79986" calcext:value-type="float">
            <text:p>679986</text:p>
          </table:table-cell>
          <table:table-cell office:value-type="float" office:value="433439" calcext:value-type="float">
            <text:p>433439</text:p>
          </table:table-cell>
          <table:table-cell office:value-type="float" office:value="62911" calcext:value-type="float">
            <text:p>62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9:25:45.017937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0:45.438265323</meta:creation-date>
    <meta:generator>LibreOffice/6.0.7.3$Linux_X86_64 LibreOffice_project/00m0$Build-3</meta:generator>
    <dc:date>2019-08-03T21:04:53.697274531</dc:date>
    <meta:editing-duration>PT1H41M45S</meta:editing-duration>
    <meta:editing-cycles>5</meta:editing-cycles>
    <meta:document-statistic meta:table-count="1" meta:cell-count="44" meta:object-count="0"/>
  </office:meta>
</office:document-meta>
</file>